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text>
      <text:p text:style-name="Titre1">etudiants universite</text:p>
      <text:p text:style-name="Meta">Taille: 40 lignes × 4 colonnes</text:p>
      <table:table table:name="Tableau">
        <table:table-row table:style-name="RowComfort">
          <table:table-cell table:style-name="CellHeader">
            <text:p text:style-name="PHeader">age</text:p>
          </table:table-cell>
          <table:table-cell table:style-name="CellHeader">
            <text:p text:style-name="PHeader">filiere</text:p>
          </table:table-cell>
          <table:table-cell table:style-name="CellHeader">
            <text:p text:style-name="PHeader">sommeil</text:p>
          </table:table-cell>
          <table:table-cell table:style-name="CellHeader">
            <text:p text:style-name="PHeader">annee_etude</text:p>
          </table:table-cell>
        </table:table-row>
        <table:table-row table:style-name="RowComfort">
          <table:table-cell table:style-name="CellBase">
            <text:p text:style-name="PCell">20.993428306022466</text:p>
          </table:table-cell>
          <table:table-cell table:style-name="CellBase">
            <text:p text:style-name="PCell">Économie</text:p>
          </table:table-cell>
          <table:table-cell table:style-name="CellBase">
            <text:p text:style-name="PCell">7.361636025047634</text:p>
          </table:table-cell>
          <table:table-cell table:style-name="CellBase">
            <text:p text:style-name="PCell">2.454518409517176</text:p>
          </table:table-cell>
        </table:table-row>
        <table:table-row table:style-name="RowComfort">
          <table:table-cell table:style-name="CellZebra">
            <text:p text:style-name="PCell">19.72347139765763</text:p>
          </table:table-cell>
          <table:table-cell table:style-name="CellZebra">
            <text:p text:style-name="PCell">Biologie</text:p>
          </table:table-cell>
          <table:table-cell table:style-name="CellZebra">
            <text:p text:style-name="PCell">6.354880245394876</text:p>
          </table:table-cell>
          <table:table-cell table:style-name="CellZebra">
            <text:p text:style-name="PCell">4.887128330883843</text:p>
          </table:table-cell>
        </table:table-row>
        <table:table-row table:style-name="RowComfort">
          <table:table-cell table:style-name="CellBase">
            <text:p text:style-name="PCell">21.295377076201383</text:p>
          </table:table-cell>
          <table:table-cell table:style-name="CellBase">
            <text:p text:style-name="PCell">Économie</text:p>
          </table:table-cell>
          <table:table-cell table:style-name="CellBase">
            <text:p text:style-name="PCell">7.361395605508414</text:p>
          </table:table-cell>
          <table:table-cell table:style-name="CellBase">
            <text:p text:style-name="PCell">4.849789179768445</text:p>
          </table:table-cell>
        </table:table-row>
        <table:table-row table:style-name="RowComfort">
          <table:table-cell table:style-name="CellZebra">
            <text:p text:style-name="PCell">23.04605971281605</text:p>
          </table:table-cell>
          <table:table-cell table:style-name="CellZebra">
            <text:p text:style-name="PCell">Économie</text:p>
          </table:table-cell>
          <table:table-cell table:style-name="CellZebra">
            <text:p text:style-name="PCell">8.53803656646597</text:p>
          </table:table-cell>
          <table:table-cell table:style-name="CellZebra">
            <text:p text:style-name="PCell">2.0071291833014566</text:p>
          </table:table-cell>
        </table:table-row>
        <table:table-row table:style-name="RowComfort">
          <table:table-cell table:style-name="CellBase">
            <text:p text:style-name="PCell">19.531693250553328</text:p>
          </table:table-cell>
          <table:table-cell table:style-name="CellBase">
            <text:p text:style-name="PCell">Physique</text:p>
          </table:table-cell>
          <table:table-cell table:style-name="CellBase">
            <text:p text:style-name="PCell">6.964173960890048</text:p>
          </table:table-cell>
          <table:table-cell table:style-name="CellBase">
            <text:p text:style-name="PCell">2.988994023569542</text:p>
          </table:table-cell>
        </table:table-row>
        <table:table-row table:style-name="RowComfort">
          <table:table-cell table:style-name="CellZebra">
            <text:p text:style-name="PCell">19.53172608610164</text:p>
          </table:table-cell>
          <table:table-cell table:style-name="CellZebra">
            <text:p text:style-name="PCell">Économie</text:p>
          </table:table-cell>
          <table:table-cell table:style-name="CellZebra">
            <text:p text:style-name="PCell">8.564643655814006</text:p>
          </table:table-cell>
          <table:table-cell table:style-name="CellZebra">
            <text:p text:style-name="PCell">2.2035132392670786</text:p>
          </table:table-cell>
        </table:table-row>
        <table:table-row table:style-name="RowComfort">
          <table:table-cell table:style-name="CellBase">
            <text:p text:style-name="PCell">23.158425631014783</text:p>
          </table:table-cell>
          <table:table-cell table:style-name="CellBase">
            <text:p text:style-name="PCell">Informatique</text:p>
          </table:table-cell>
          <table:table-cell table:style-name="CellBase">
            <text:p text:style-name="PCell">4.380254895910255</text:p>
          </table:table-cell>
          <table:table-cell table:style-name="CellBase">
            <text:p text:style-name="PCell">2.1393619775098704</text:p>
          </table:table-cell>
        </table:table-row>
        <table:table-row table:style-name="RowComfort">
          <table:table-cell table:style-name="CellZebra">
            <text:p text:style-name="PCell">21.534869458305817</text:p>
          </table:table-cell>
          <table:table-cell table:style-name="CellZebra">
            <text:p text:style-name="PCell">Informatique</text:p>
          </table:table-cell>
          <table:table-cell table:style-name="CellZebra">
            <text:p text:style-name="PCell">7.821902504375224</text:p>
          </table:table-cell>
          <table:table-cell table:style-name="CellZebra">
            <text:p text:style-name="PCell">1.1475477894181312</text:p>
          </table:table-cell>
        </table:table-row>
        <table:table-row table:style-name="RowComfort">
          <table:table-cell table:style-name="CellBase">
            <text:p text:style-name="PCell">19.061051228130097</text:p>
          </table:table-cell>
          <table:table-cell table:style-name="CellBase">
            <text:p text:style-name="PCell">Informatique</text:p>
          </table:table-cell>
          <table:table-cell table:style-name="CellBase">
            <text:p text:style-name="PCell">7.087047068238172</text:p>
          </table:table-cell>
          <table:table-cell table:style-name="CellBase">
            <text:p text:style-name="PCell">3.4382573359195874</text:p>
          </table:table-cell>
        </table:table-row>
        <table:table-row table:style-name="RowComfort">
          <table:table-cell table:style-name="CellZebra">
            <text:p text:style-name="PCell">21.08512008717193</text:p>
          </table:table-cell>
          <table:table-cell table:style-name="CellZebra">
            <text:p text:style-name="PCell">Mathématiques</text:p>
          </table:table-cell>
          <table:table-cell table:style-name="CellZebra">
            <text:p text:style-name="PCell">6.7009926495341325</text:p>
          </table:table-cell>
          <table:table-cell table:style-name="CellZebra">
            <text:p text:style-name="PCell">3.010716092915446</text:p>
          </table:table-cell>
        </table:table-row>
        <table:table-row table:style-name="RowComfort">
          <table:table-cell table:style-name="CellBase">
            <text:p text:style-name="PCell">19.073164614375074</text:p>
          </table:table-cell>
          <table:table-cell table:style-name="CellBase">
            <text:p text:style-name="PCell">Mathématiques</text:p>
          </table:table-cell>
          <table:table-cell table:style-name="CellBase">
            <text:p text:style-name="PCell">7.091760776535502</text:p>
          </table:table-cell>
          <table:table-cell table:style-name="CellBase">
            <text:p text:style-name="PCell">1.2059150049999574</text:p>
          </table:table-cell>
        </table:table-row>
        <table:table-row table:style-name="RowComfort">
          <table:table-cell table:style-name="CellZebra">
            <text:p text:style-name="PCell">19.068540492859487</text:p>
          </table:table-cell>
          <table:table-cell table:style-name="CellZebra">
            <text:p text:style-name="PCell">Mathématiques</text:p>
          </table:table-cell>
          <table:table-cell table:style-name="CellZebra">
            <text:p text:style-name="PCell">5.012431085399108</text:p>
          </table:table-cell>
          <table:table-cell table:style-name="CellZebra">
            <text:p text:style-name="PCell">2.1145858569464457</text:p>
          </table:table-cell>
        </table:table-row>
        <table:table-row table:style-name="RowComfort">
          <table:table-cell table:style-name="CellBase">
            <text:p text:style-name="PCell">20.48392454313207</text:p>
          </table:table-cell>
          <table:table-cell table:style-name="CellBase">
            <text:p text:style-name="PCell">Biologie</text:p>
          </table:table-cell>
          <table:table-cell table:style-name="CellBase">
            <text:p text:style-name="PCell">6.780328112162488</text:p>
          </table:table-cell>
          <table:table-cell table:style-name="CellBase">
            <text:p text:style-name="PCell">4.633063543866615</text:p>
          </table:table-cell>
        </table:table-row>
        <table:table-row table:style-name="RowComfort">
          <table:table-cell table:style-name="CellZebra">
            <text:p text:style-name="PCell">16.173439510684403</text:p>
          </table:table-cell>
          <table:table-cell table:style-name="CellZebra">
            <text:p text:style-name="PCell">Mathématiques</text:p>
          </table:table-cell>
          <table:table-cell table:style-name="CellZebra">
            <text:p text:style-name="PCell">7.357112571511746</text:p>
          </table:table-cell>
          <table:table-cell table:style-name="CellZebra">
            <text:p text:style-name="PCell">1.9582475626678897</text:p>
          </table:table-cell>
        </table:table-row>
        <table:table-row table:style-name="RowComfort">
          <table:table-cell table:style-name="CellBase">
            <text:p text:style-name="PCell">16.550164334973935</text:p>
          </table:table-cell>
          <table:table-cell table:style-name="CellBase">
            <text:p text:style-name="PCell">Mathématiques</text:p>
          </table:table-cell>
          <table:table-cell table:style-name="CellBase">
            <text:p text:style-name="PCell">8.477894044741516</text:p>
          </table:table-cell>
          <table:table-cell table:style-name="CellBase">
            <text:p text:style-name="PCell">1.5795794883648924</text:p>
          </table:table-cell>
        </table:table-row>
        <table:table-row table:style-name="RowComfort">
          <table:table-cell table:style-name="CellZebra">
            <text:p text:style-name="PCell">18.875424941518055</text:p>
          </table:table-cell>
          <table:table-cell table:style-name="CellZebra">
            <text:p text:style-name="PCell">Physique</text:p>
          </table:table-cell>
          <table:table-cell table:style-name="CellZebra">
            <text:p text:style-name="PCell">6.481729781726353</text:p>
          </table:table-cell>
          <table:table-cell table:style-name="CellZebra">
            <text:p text:style-name="PCell">2.957811041110252</text:p>
          </table:table-cell>
        </table:table-row>
        <table:table-row table:style-name="RowComfort">
          <table:table-cell table:style-name="CellBase">
            <text:p text:style-name="PCell">17.974337759331153</text:p>
          </table:table-cell>
          <table:table-cell table:style-name="CellBase">
            <text:p text:style-name="PCell">Informatique</text:p>
          </table:table-cell>
          <table:table-cell table:style-name="CellBase">
            <text:p text:style-name="PCell">6.191506397106813</text:p>
          </table:table-cell>
          <table:table-cell table:style-name="CellBase">
            <text:p text:style-name="PCell">4.942601816442403</text:p>
          </table:table-cell>
        </table:table-row>
        <table:table-row table:style-name="RowComfort">
          <table:table-cell table:style-name="CellZebra">
            <text:p text:style-name="PCell">20.628494665190548</text:p>
          </table:table-cell>
          <table:table-cell table:style-name="CellZebra">
            <text:p text:style-name="PCell">Biologie</text:p>
          </table:table-cell>
          <table:table-cell table:style-name="CellZebra">
            <text:p text:style-name="PCell">6.498242956415464</text:p>
          </table:table-cell>
          <table:table-cell table:style-name="CellZebra">
            <text:p text:style-name="PCell">1.9682210860460017</text:p>
          </table:table-cell>
        </table:table-row>
        <table:table-row table:style-name="RowComfort">
          <table:table-cell table:style-name="CellBase">
            <text:p text:style-name="PCell">18.183951848957577</text:p>
          </table:table-cell>
          <table:table-cell table:style-name="CellBase">
            <text:p text:style-name="PCell">Informatique</text:p>
          </table:table-cell>
          <table:table-cell table:style-name="CellBase">
            <text:p text:style-name="PCell">7.915402117702074</text:p>
          </table:table-cell>
          <table:table-cell table:style-name="CellBase">
            <text:p text:style-name="PCell">3.688542189623514</text:p>
          </table:table-cell>
        </table:table-row>
        <table:table-row table:style-name="RowComfort">
          <table:table-cell table:style-name="CellZebra">
            <text:p text:style-name="PCell">17.175392597329417</text:p>
          </table:table-cell>
          <table:table-cell table:style-name="CellZebra">
            <text:p text:style-name="PCell">Économie</text:p>
          </table:table-cell>
          <table:table-cell table:style-name="CellZebra">
            <text:p text:style-name="PCell">7.3287511096596845</text:p>
          </table:table-cell>
          <table:table-cell table:style-name="CellZebra">
            <text:p text:style-name="PCell">4.04647846131487</text:p>
          </table:table-cell>
        </table:table-row>
        <table:table-row table:style-name="RowComfort">
          <table:table-cell table:style-name="CellBase">
            <text:p text:style-name="PCell">22.931297537843108</text:p>
          </table:table-cell>
          <table:table-cell table:style-name="CellBase">
            <text:p text:style-name="PCell">Biologie</text:p>
          </table:table-cell>
          <table:table-cell table:style-name="CellBase">
            <text:p text:style-name="PCell">6.470239796232962</text:p>
          </table:table-cell>
          <table:table-cell table:style-name="CellBase">
            <text:p text:style-name="PCell">1.9505501759695987</text:p>
          </table:table-cell>
        </table:table-row>
        <table:table-row table:style-name="RowComfort">
          <table:table-cell table:style-name="CellZebra">
            <text:p text:style-name="PCell">19.54844739902693</text:p>
          </table:table-cell>
          <table:table-cell table:style-name="CellZebra">
            <text:p text:style-name="PCell">Informatique</text:p>
          </table:table-cell>
          <table:table-cell table:style-name="CellZebra">
            <text:p text:style-name="PCell">7.513267433113356</text:p>
          </table:table-cell>
          <table:table-cell table:style-name="CellZebra">
            <text:p text:style-name="PCell">3.9128653944474383</text:p>
          </table:table-cell>
        </table:table-row>
        <table:table-row table:style-name="RowComfort">
          <table:table-cell table:style-name="CellBase">
            <text:p text:style-name="PCell">20.13505640937585</text:p>
          </table:table-cell>
          <table:table-cell table:style-name="CellBase">
            <text:p text:style-name="PCell">Informatique</text:p>
          </table:table-cell>
          <table:table-cell table:style-name="CellBase">
            <text:p text:style-name="PCell">7.0970775493480405</text:p>
          </table:table-cell>
          <table:table-cell table:style-name="CellBase">
            <text:p text:style-name="PCell">2.471132530877013</text:p>
          </table:table-cell>
        </table:table-row>
        <table:table-row table:style-name="RowComfort">
          <table:table-cell table:style-name="CellZebra">
            <text:p text:style-name="PCell">17.150503627573087</text:p>
          </table:table-cell>
          <table:table-cell table:style-name="CellZebra">
            <text:p text:style-name="PCell">Biologie</text:p>
          </table:table-cell>
          <table:table-cell table:style-name="CellZebra">
            <text:p text:style-name="PCell">7.968644990532889</text:p>
          </table:table-cell>
          <table:table-cell table:style-name="CellZebra">
            <text:p text:style-name="PCell">3.529223322374318</text:p>
          </table:table-cell>
        </table:table-row>
        <table:table-row table:style-name="RowComfort">
          <table:table-cell table:style-name="CellBase">
            <text:p text:style-name="PCell">18.911234550949636</text:p>
          </table:table-cell>
          <table:table-cell table:style-name="CellBase">
            <text:p text:style-name="PCell">Biologie</text:p>
          </table:table-cell>
          <table:table-cell table:style-name="CellBase">
            <text:p text:style-name="PCell">6.297946906122648</text:p>
          </table:table-cell>
          <table:table-cell table:style-name="CellBase">
            <text:p text:style-name="PCell">3.534118843043579</text:p>
          </table:table-cell>
        </table:table-row>
        <table:table-row table:style-name="RowComfort">
          <table:table-cell table:style-name="CellZebra">
            <text:p text:style-name="PCell">20.22184517941973</text:p>
          </table:table-cell>
          <table:table-cell table:style-name="CellZebra">
            <text:p text:style-name="PCell">Biologie</text:p>
          </table:table-cell>
          <table:table-cell table:style-name="CellZebra">
            <text:p text:style-name="PCell">6.672337853402232</text:p>
          </table:table-cell>
          <table:table-cell table:style-name="CellZebra">
            <text:p text:style-name="PCell">3.143098736299034</text:p>
          </table:table-cell>
        </table:table-row>
        <table:table-row table:style-name="RowComfort">
          <table:table-cell table:style-name="CellBase">
            <text:p text:style-name="PCell">17.698012845155393</text:p>
          </table:table-cell>
          <table:table-cell table:style-name="CellBase">
            <text:p text:style-name="PCell">Biologie</text:p>
          </table:table-cell>
          <table:table-cell table:style-name="CellBase">
            <text:p text:style-name="PCell">6.607891846867842</text:p>
          </table:table-cell>
          <table:table-cell table:style-name="CellBase">
            <text:p text:style-name="PCell">1.3611590802176332</text:p>
          </table:table-cell>
        </table:table-row>
        <table:table-row table:style-name="RowComfort">
          <table:table-cell table:style-name="CellZebra">
            <text:p text:style-name="PCell">20.751396036691343</text:p>
          </table:table-cell>
          <table:table-cell table:style-name="CellZebra">
            <text:p text:style-name="PCell">Informatique</text:p>
          </table:table-cell>
          <table:table-cell table:style-name="CellZebra">
            <text:p text:style-name="PCell">5.536485051867881</text:p>
          </table:table-cell>
          <table:table-cell table:style-name="CellZebra">
            <text:p text:style-name="PCell">4.341209982356952</text:p>
          </table:table-cell>
        </table:table-row>
        <table:table-row table:style-name="RowComfort">
          <table:table-cell table:style-name="CellBase">
            <text:p text:style-name="PCell">18.79872262016239</text:p>
          </table:table-cell>
          <table:table-cell table:style-name="CellBase">
            <text:p text:style-name="PCell">Mathématiques</text:p>
          </table:table-cell>
          <table:table-cell table:style-name="CellBase">
            <text:p text:style-name="PCell">7.296120277064576</text:p>
          </table:table-cell>
          <table:table-cell table:style-name="CellBase">
            <text:p text:style-name="PCell">2.2831202598869433</text:p>
          </table:table-cell>
        </table:table-row>
        <table:table-row table:style-name="RowComfort">
          <table:table-cell table:style-name="CellZebra">
            <text:p text:style-name="PCell">19.416612500413446</text:p>
          </table:table-cell>
          <table:table-cell table:style-name="CellZebra">
            <text:p text:style-name="PCell">Informatique</text:p>
          </table:table-cell>
          <table:table-cell table:style-name="CellZebra">
            <text:p text:style-name="PCell">7.261055272179889</text:p>
          </table:table-cell>
          <table:table-cell table:style-name="CellZebra">
            <text:p text:style-name="PCell">1.746074041599417</text:p>
          </table:table-cell>
        </table:table-row>
        <table:table-row table:style-name="RowComfort">
          <table:table-cell table:style-name="CellBase">
            <text:p text:style-name="PCell">18.796586775541208</text:p>
          </table:table-cell>
          <table:table-cell table:style-name="CellBase">
            <text:p text:style-name="PCell">Économie</text:p>
          </table:table-cell>
          <table:table-cell table:style-name="CellBase">
            <text:p text:style-name="PCell">7.005113456642461</text:p>
          </table:table-cell>
          <table:table-cell table:style-name="CellBase">
            <text:p text:style-name="PCell">1.1631005662190557</text:p>
          </table:table-cell>
        </table:table-row>
        <table:table-row table:style-name="RowComfort">
          <table:table-cell table:style-name="CellZebra">
            <text:p text:style-name="PCell">23.704556369017876</text:p>
          </table:table-cell>
          <table:table-cell table:style-name="CellZebra">
            <text:p text:style-name="PCell">Physique</text:p>
          </table:table-cell>
          <table:table-cell table:style-name="CellZebra">
            <text:p text:style-name="PCell">6.765412866624853</text:p>
          </table:table-cell>
          <table:table-cell table:style-name="CellZebra">
            <text:p text:style-name="PCell">3.3635717727529673</text:p>
          </table:table-cell>
        </table:table-row>
        <table:table-row table:style-name="RowComfort">
          <table:table-cell table:style-name="CellBase">
            <text:p text:style-name="PCell">19.97300555052413</text:p>
          </table:table-cell>
          <table:table-cell table:style-name="CellBase">
            <text:p text:style-name="PCell">Mathématiques</text:p>
          </table:table-cell>
          <table:table-cell table:style-name="CellBase">
            <text:p text:style-name="PCell">5.584629257949586</text:p>
          </table:table-cell>
          <table:table-cell table:style-name="CellBase">
            <text:p text:style-name="PCell">3.7102574473691297</text:p>
          </table:table-cell>
        </table:table-row>
        <table:table-row table:style-name="RowComfort">
          <table:table-cell table:style-name="CellZebra">
            <text:p text:style-name="PCell">17.8845781420882</text:p>
          </table:table-cell>
          <table:table-cell table:style-name="CellZebra">
            <text:p text:style-name="PCell">Informatique</text:p>
          </table:table-cell>
          <table:table-cell table:style-name="CellZebra">
            <text:p text:style-name="PCell">6.579354677234641</text:p>
          </table:table-cell>
          <table:table-cell table:style-name="CellZebra">
            <text:p text:style-name="PCell">1.0663513157114246</text:p>
          </table:table-cell>
        </table:table-row>
        <table:table-row table:style-name="RowComfort">
          <table:table-cell table:style-name="CellBase">
            <text:p text:style-name="PCell">21.645089824206377</text:p>
          </table:table-cell>
          <table:table-cell table:style-name="CellBase">
            <text:p text:style-name="PCell">Mathématiques</text:p>
          </table:table-cell>
          <table:table-cell table:style-name="CellBase">
            <text:p text:style-name="PCell">6.65728548347323</text:p>
          </table:table-cell>
          <table:table-cell table:style-name="CellBase">
            <text:p text:style-name="PCell">3.048372233197124</text:p>
          </table:table-cell>
        </table:table-row>
        <table:table-row table:style-name="RowComfort">
          <table:table-cell table:style-name="CellZebra">
            <text:p text:style-name="PCell">17.558312700057954</text:p>
          </table:table-cell>
          <table:table-cell table:style-name="CellZebra">
            <text:p text:style-name="PCell">Mathématiques</text:p>
          </table:table-cell>
          <table:table-cell table:style-name="CellZebra">
            <text:p text:style-name="PCell">6.197722730778381</text:p>
          </table:table-cell>
          <table:table-cell table:style-name="CellZebra">
            <text:p text:style-name="PCell">1.9059831007917518</text:p>
          </table:table-cell>
        </table:table-row>
        <table:table-row table:style-name="RowComfort">
          <table:table-cell table:style-name="CellBase">
            <text:p text:style-name="PCell">20.41772719000951</text:p>
          </table:table-cell>
          <table:table-cell table:style-name="CellBase">
            <text:p text:style-name="PCell">Biologie</text:p>
          </table:table-cell>
          <table:table-cell table:style-name="CellBase">
            <text:p text:style-name="PCell">6.838714288333991</text:p>
          </table:table-cell>
          <table:table-cell table:style-name="CellBase">
            <text:p text:style-name="PCell">3.5806911616377994</text:p>
          </table:table-cell>
        </table:table-row>
        <table:table-row table:style-name="RowComfort">
          <table:table-cell table:style-name="CellZebra">
            <text:p text:style-name="PCell">16.08065975224045</text:p>
          </table:table-cell>
          <table:table-cell table:style-name="CellZebra">
            <text:p text:style-name="PCell">Physique</text:p>
          </table:table-cell>
          <table:table-cell table:style-name="CellZebra">
            <text:p text:style-name="PCell">7.404050856814538</text:p>
          </table:table-cell>
          <table:table-cell table:style-name="CellZebra">
            <text:p text:style-name="PCell">1.6974657160199658</text:p>
          </table:table-cell>
        </table:table-row>
        <table:table-row table:style-name="RowComfort">
          <table:table-cell table:style-name="CellBase">
            <text:p text:style-name="PCell">17.34362790220314</text:p>
          </table:table-cell>
          <table:table-cell table:style-name="CellBase">
            <text:p text:style-name="PCell">Économie</text:p>
          </table:table-cell>
          <table:table-cell table:style-name="CellBase">
            <text:p text:style-name="PCell">8.88618590121053</text:p>
          </table:table-cell>
          <table:table-cell table:style-name="CellBase">
            <text:p text:style-name="PCell">3.763750952409864</text:p>
          </table:table-cell>
        </table:table-row>
        <table:table-row table:style-name="RowComfort">
          <table:table-cell table:style-name="CellZebra">
            <text:p text:style-name="PCell">20.393722471738247</text:p>
          </table:table-cell>
          <table:table-cell table:style-name="CellZebra">
            <text:p text:style-name="PCell">Physique</text:p>
          </table:table-cell>
          <table:table-cell table:style-name="CellZebra">
            <text:p text:style-name="PCell">7.174577812831839</text:p>
          </table:table-cell>
          <table:table-cell table:style-name="CellZebra">
            <text:p text:style-name="PCell">2.5469413852021496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Titre1" style:family="paragraph" style:display-name="Titre1">
      <style:text-properties fo:font-size="18pt" fo:font-weight="bold"/>
      <style:paragraph-properties fo:margin-bottom="0.3cm"/>
    </style:style>
    <style:style style:name="Meta" style:family="paragraph" style:display-name="Meta">
      <style:text-properties fo:font-size="11pt" fo:color="#444444"/>
      <style:paragraph-properties fo:margin-bottom="0.4cm"/>
    </style:style>
    <style:style style:name="CellBase" style:family="table-cell" style:display-name="CellBase">
      <style:table-cell-properties fo:border="0.03cm solid #999999" fo:padding="0.12cm"/>
    </style:style>
    <style:style style:name="CellHeader" style:family="table-cell" style:parent-style-name="CellBase" style:display-name="CellHeader">
      <style:table-cell-properties fo:background-color="#E6E6E6" fo:border="0.03cm solid #666666" fo:padding="0.14cm"/>
    </style:style>
    <style:style style:name="CellZebra" style:family="table-cell" style:parent-style-name="CellBase" style:display-name="CellZebra">
      <style:table-cell-properties fo:background-color="#F5F5F5" fo:border="0.03cm solid #999999" fo:padding="0.12cm"/>
    </style:style>
    <style:style style:name="PCell" style:family="paragraph" style:display-name="PCell">
      <style:text-properties fo:font-size="10.5pt"/>
    </style:style>
    <style:style style:name="PHeader" style:family="paragraph" style:display-name="PHeader">
      <style:text-properties fo:font-size="10.5pt" fo:font-weight="bold"/>
    </style:style>
    <style:style style:name="RowComfort" style:family="table-row" style:display-name="RowComfort">
      <style:table-row-properties style:min-row-height="0.55c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